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4pt"/>
    </style:style>
    <style:style style:name="P5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0.635cm" svg:x="0.1cm" svg:y="2.64cm">
          <text:p text:style-name="P3"><text:span text:style-name="T1">+ <text:s/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3.275cm" svg:y1="0.736cm" svg:x2="3.275cm" svg:y2="1.371cm">
          <text:p/>
        </draw:line>
        <draw:custom-shape draw:style-name="gr1" draw:text-style-name="P2" draw:layer="layout" svg:width="6.35cm" svg:height="0.635cm" svg:x="0.1cm" svg:y="1.371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.35cm" svg:height="0.635cm" svg:x="0.1cm" svg:y="2.005cm">
          <text:p text:style-name="P3"><text:span text:style-name="T1">+ <text:s/>InputStrea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3.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47:08.39</dc:date>
    <dc:language>en-US</dc:language>
    <meta:editing-cycles>11</meta:editing-cycles>
    <meta:editing-duration>PT00H35M02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